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officeooo:rsid="0000b1ec" officeooo:paragraph-rsid="0000b1ec"/>
    </style:style>
    <style:style style:name="P2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0b1ec" officeooo:paragraph-rsid="0000b1ec" fo:background-color="#ffb66c" style:font-size-asian="20pt" style:font-weight-asian="bold" style:font-size-complex="20pt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 Add routing in React app:</text:p>
      <text:list text:style-name="L1"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9T13:39:07.120000000</meta:creation-date>
    <dc:date>2025-01-21T11:55:20.576000000</dc:date>
    <meta:editing-duration>P1DT22H16M22S</meta:editing-duration>
    <meta:editing-cycles>1</meta:editing-cycles>
    <meta:document-statistic meta:table-count="0" meta:image-count="0" meta:object-count="0" meta:page-count="1" meta:paragraph-count="2" meta:word-count="7" meta:character-count="29" meta:non-whitespace-character-count="24"/>
    <meta:generator>LibreOffice/24.2.5.2$Windows_X86_64 LibreOffice_project/bffef4ea93e59bebbeaf7f431bb02b1a39ee8a59</meta:generator>
  </office:meta>
</office:document-meta>
</file>